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9c229" officeooo:paragraph-rsid="0019c229" style:font-size-asian="28pt" style:font-weight-asian="bold" style:font-size-complex="32pt" style:font-weight-complex="bold"/>
    </style:style>
    <style:style style:name="P2" style:family="paragraph" style:parent-style-name="Standard">
      <style:paragraph-properties fo:line-height="150%"/>
      <style:text-properties fo:font-size="16pt" fo:font-weight="bold" officeooo:rsid="0019c229" officeooo:paragraph-rsid="0019c22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b1087" officeooo:paragraph-rsid="001b108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9c229" officeooo:paragraph-rsid="0019c22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9c229" officeooo:paragraph-rsid="001b1087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b1087" officeooo:paragraph-rsid="001b1087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0dcaa5" officeooo:paragraph-rsid="001b1087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b1087" officeooo:paragraph-rsid="001b1087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bold" officeooo:rsid="001b1087" officeooo:paragraph-rsid="001b1087" style:font-size-asian="16pt" style:font-weight-asian="bold" style:font-size-complex="16pt" style:font-weight-complex="bold"/>
    </style:style>
    <style:style style:name="T1" style:family="text">
      <style:text-properties fo:font-size="13pt" style:text-underline-style="none" officeooo:rsid="000dcaa5" style:font-size-asian="11.3500003814697pt" style:font-size-complex="13pt"/>
    </style:style>
    <style:style style:name="T2" style:family="text">
      <style:text-properties fo:font-size="13pt" officeooo:rsid="000edf42" style:font-size-asian="11.3500003814697pt" style:font-size-complex="13pt"/>
    </style:style>
    <style:style style:name="T3" style:family="text">
      <style:text-properties fo:font-size="13pt" officeooo:rsid="000fc6ad" style:font-size-asian="11.3500003814697pt" style:font-size-complex="13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size-asian="16pt"/>
    </style:style>
    <style:style style:name="T6" style:family="text">
      <style:text-properties style:text-underline-style="none" officeooo:rsid="000dcaa5" style:font-size-asian="16pt"/>
    </style:style>
    <style:style style:name="T7" style:family="text">
      <style:text-properties officeooo:rsid="001b1087"/>
    </style:style>
    <style:style style:name="T8" style:family="text">
      <style:text-properties officeooo:rsid="000edf42"/>
    </style:style>
    <style:style style:name="T9" style:family="text">
      <style:text-properties officeooo:rsid="000fc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ASSIGNMENT – 2</text:p>
      <text:p text:style-name="P4"/>
      <text:p text:style-name="P2">Question 1 : Which field of the Customers table is the primary key ?</text:p>
      <text:p text:style-name="P5">Answer :- <text:span text:style-name="T6">CNUM </text:span></text:p>
      <text:p text:style-name="P5"><text:span text:style-name="T6">A unique identification number, such as an ID number or code, serves as a primary key in a table.</text:span></text:p>
      <text:p text:style-name="P5"><text:span text:style-name="T6"/></text:p>
      <text:p text:style-name="P3"><text:span text:style-name="T6">Q</text:span><text:span text:style-name="T5">uestion 2 : What is the 4th column of the Customers table ?</text:span></text:p>
      <text:p text:style-name="P3"><text:span text:style-name="T5"/></text:p>
      <text:p text:style-name="P6"><text:span text:style-name="T5">Answer :- RATING</text:span></text:p>
      <text:p text:style-name="P6"><text:span text:style-name="T5"/></text:p>
      <text:p text:style-name="P3"><text:span text:style-name="T5">Question 3 : What is another word for row ? For column ?</text:span></text:p>
      <text:p text:style-name="P3"><text:span text:style-name="T5"/></text:p>
      <text:p text:style-name="P6"><text:span text:style-name="T5">Answer :- </text:span><text:span text:style-name="T6">Another name for row is <text:s/>Tuple, Entity.</text:span></text:p>
      <text:p text:style-name="P7"><text:s text:c="16"/>Another name for column is <text:s/><text:span text:style-name="T7">A</text:span>ttribute, <text:span text:style-name="T7">M</text:span>ethod.</text:p>
      <text:p text:style-name="P7"/>
      <text:p text:style-name="P9">Question 4 : Why isn’t it possible to see the first five rows of a table ?</text:p>
      <text:p text:style-name="P9"/>
      <text:p text:style-name="P8">Answer :- W<text:span text:style-name="T8">hen we insert a r</text:span><text:span text:style-name="T9">ow</text:span><text:span text:style-name="T8"> in the table whenever it finds the free space in the DB server HD it stores row there , the order of rows in the output depends on the row address , </text:span><text:span text:style-name="T9">and the output always be in ascending order of rows address , hence it is not possible to see the first five rows of a table or last five rows of the tabl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0:02:04.368022400</meta:creation-date>
    <dc:date>2024-03-15T00:27:51.501242003</dc:date>
    <meta:editing-duration>PT15M37S</meta:editing-duration>
    <meta:editing-cycles>1</meta:editing-cycles>
    <meta:document-statistic meta:table-count="0" meta:image-count="0" meta:object-count="0" meta:page-count="1" meta:paragraph-count="11" meta:word-count="172" meta:character-count="860" meta:non-whitespace-character-count="666"/>
    <meta:generator>LibreOffice/7.3.5.2$Linux_X86_64 LibreOffice_project/30$Build-2</meta:generator>
  </office:meta>
</office:document-meta>
</file>